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28000000B6422D42A3D88F40DF.png" manifest:media-type="image/png"/>
  <manifest:file-entry manifest:full-path="Pictures/1000020100000528000000B6DC0548EF392437E1.png" manifest:media-type="image/png"/>
  <manifest:file-entry manifest:full-path="Pictures/1000020100000528000000B6D4F3CD9CB4C3844E.png" manifest:media-type="image/png"/>
  <manifest:file-entry manifest:full-path="Pictures/1000020100000528000000B6852A5B5A4E341EAD.png" manifest:media-type="image/png"/>
  <manifest:file-entry manifest:full-path="Pictures/1000020100000528000000B675DDC42E8AB3538F.png" manifest:media-type="image/png"/>
  <manifest:file-entry manifest:full-path="Pictures/1000020100000528000000B6403B278640DC75DE.png" manifest:media-type="image/png"/>
  <manifest:file-entry manifest:full-path="Pictures/1000020100000528000000B6AEE12EDECBF24BE5.png" manifest:media-type="image/png"/>
  <manifest:file-entry manifest:full-path="Pictures/1000020100000528000000B69E0D78C9C63C1924.png" manifest:media-type="image/png"/>
  <manifest:file-entry manifest:full-path="Pictures/1000020100000528000000B6D9E3D755033E17E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Ek Mukta1" svg:font-family="'Ek Mukta'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Adobe Blank" svg:font-family="'Adobe Blank'" style:font-family-generic="system" style:font-pitch="variable"/>
    <style:font-face style:name="Ek Mukta" svg:font-family="'Ek Mukta'" style:font-family-generic="system" style:font-pitch="variable"/>
  </office:font-face-decls>
  <office:automatic-styles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Bild1" text:anchor-type="paragraph" svg:width="17.59cm" svg:height="2.424cm" draw:z-index="0"><draw:image xlink:href="Pictures/1000020100000528000000B675DDC42E8AB3538F.png" xlink:type="simple" xlink:show="embed" xlink:actuate="onLoad" loext:mime-type="image/x-vclgraphic"/></draw:frame></text:p>
      <text:p text:style-name="Standard"><draw:frame draw:style-name="fr2" draw:name="Bild2" text:anchor-type="paragraph" svg:width="17.59cm" svg:height="2.424cm" draw:z-index="1"><draw:image xlink:href="Pictures/1000020100000528000000B6852A5B5A4E341EAD.png" xlink:type="simple" xlink:show="embed" xlink:actuate="onLoad" loext:mime-type="image/x-vclgraphic"/></draw:frame></text:p>
      <text:p text:style-name="Standard"><draw:frame draw:style-name="fr3" draw:name="Bild3" text:anchor-type="paragraph" svg:width="17.59cm" svg:height="2.424cm" draw:z-index="2"><draw:image xlink:href="Pictures/1000020100000528000000B6403B278640DC75DE.png" xlink:type="simple" xlink:show="embed" xlink:actuate="onLoad" loext:mime-type="image/x-vclgraphic"/></draw:frame></text:p>
      <text:p text:style-name="Standard"><draw:frame draw:style-name="fr3" draw:name="Bild4" text:anchor-type="paragraph" svg:width="17.59cm" svg:height="2.424cm" draw:z-index="3"><draw:image xlink:href="Pictures/1000020100000528000000B6AEE12EDECBF24BE5.png" xlink:type="simple" xlink:show="embed" xlink:actuate="onLoad" loext:mime-type="image/x-vclgraphic"/></draw:frame></text:p>
      <text:p text:style-name="Standard"><draw:frame draw:style-name="fr3" draw:name="Bild5" text:anchor-type="paragraph" svg:width="17.59cm" svg:height="2.424cm" draw:z-index="4"><draw:image xlink:href="Pictures/1000020100000528000000B69E0D78C9C63C1924.png" xlink:type="simple" xlink:show="embed" xlink:actuate="onLoad" loext:mime-type="image/x-vclgraphic"/></draw:frame></text:p>
      <text:p text:style-name="Standard"><draw:frame draw:style-name="fr3" draw:name="Bild6" text:anchor-type="paragraph" svg:width="17.59cm" svg:height="2.424cm" draw:z-index="5"><draw:image xlink:href="Pictures/1000020100000528000000B6D9E3D755033E17E1.png" xlink:type="simple" xlink:show="embed" xlink:actuate="onLoad" loext:mime-type="image/x-vclgraphic"/></draw:frame></text:p>
      <text:p text:style-name="Standard"><draw:frame draw:style-name="fr3" draw:name="Bild7" text:anchor-type="paragraph" svg:width="17.59cm" svg:height="2.424cm" draw:z-index="6"><draw:image xlink:href="Pictures/1000020100000528000000B6D4F3CD9CB4C3844E.png" xlink:type="simple" xlink:show="embed" xlink:actuate="onLoad" loext:mime-type="image/x-vclgraphic"/></draw:frame></text:p>
      <text:p text:style-name="Standard"><draw:frame draw:style-name="fr3" draw:name="Bild8" text:anchor-type="paragraph" svg:width="17.59cm" svg:height="2.424cm" draw:z-index="7"><draw:image xlink:href="Pictures/1000020100000528000000B6DC0548EF392437E1.png" xlink:type="simple" xlink:show="embed" xlink:actuate="onLoad" loext:mime-type="image/x-vclgraphic"/></draw:frame></text:p>
      <text:p text:style-name="Standard"><draw:frame draw:style-name="fr3" draw:name="Bild9" text:anchor-type="paragraph" svg:width="17.59cm" svg:height="2.424cm" draw:z-index="8"><draw:image xlink:href="Pictures/1000020100000528000000B6422D42A3D88F40DF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Ek Mukta1" svg:font-family="'Ek Mukta'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Adobe Blank" svg:font-family="'Adobe Blank'" style:font-family-generic="system" style:font-pitch="variable"/>
    <style:font-face style:name="Ek Mukta" svg:font-family="'Ek Mukta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nos" fo:font-size="12pt" fo:language="de" fo:country="DE" style:letter-kerning="true" style:font-name-asian="Adobe Blank" style:font-size-asian="10.5pt" style:language-asian="zh" style:country-asian="CN" style:font-name-complex="Ek Mukta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nos" fo:font-size="12pt" fo:language="de" fo:country="DE" style:letter-kerning="true" style:font-name-asian="Adobe Blank" style:font-size-asian="10.5pt" style:language-asian="zh" style:country-asian="CN" style:font-name-complex="Ek Mukt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mo" fo:font-family="Arimo" style:font-family-generic="swiss" style:font-pitch="variable" fo:font-size="14pt" style:font-name-asian="Adobe Blank" style:font-family-asian="'Adobe Blank'" style:font-family-generic-asian="system" style:font-pitch-asian="variable" style:font-size-asian="14pt" style:font-name-complex="Ek Mukta" style:font-family-complex="'Ek Mukta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Ek Mukta1" style:font-family-complex="'Ek Mukta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Ek Mukta1" style:font-family-complex="'Ek Mukta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Ek Mukta1" style:font-family-complex="'Ek Mukta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7T12:28:34.331478212</meta:creation-date>
    <dc:date>2018-03-07T12:32:32.265400771</dc:date>
    <meta:editing-duration>PT16S</meta:editing-duration>
    <meta:editing-cycles>1</meta:editing-cycles>
    <meta:document-statistic meta:table-count="0" meta:image-count="9" meta:object-count="0" meta:page-count="1" meta:paragraph-count="0" meta:word-count="0" meta:character-count="0" meta:non-whitespace-character-count="0"/>
    <meta:generator>LibreOffice/6.0.2.1.0$Linux_X86_64 LibreOffice_project/00m0$Build-1</meta:generator>
  </office:meta>
</office:document-meta>
</file>